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5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6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7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8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9">
          <table:help-message table:title="Required Sprint" table:display="true"/>
          <table:error-message table:display="true"/>
        </table:content-validation>
        <table:content-validation table:name="val10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6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7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8">
          <table:help-message table:title="Task Description" table:display="true"/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6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7" table:style-name="ce25"/>
          <table:covered-table-cell table:number-columns-repeated="4"/>
          <table:table-cell table:content-validation-name="val4" table:style-name="ce7"/>
          <table:table-cell table:content-validation-name="val5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1" table:formula="of:=[.B13]-[.C14]" table:style-name="ce3">
            <text:p>31</text:p>
          </table:table-cell>
          <table:table-cell office:value-type="float" office:value="3" table:formula="of:=COUNTIF([.F$24:.F$105];&quot;Finished in Sprint 2&quot;)" table:style-name="ce10">
            <text:p>3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31" table:formula="of:=[.B14]-[.C15]" table:style-name="ce3">
            <text:p>31</text:p>
          </table:table-cell>
          <table:table-cell office:value-type="float" office:value="0" table:formula="of:=COUNTIF([.F$24:.F$105];&quot;Finished in Sprint 3&quot;)" table:style-name="ce10">
            <text:p>0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31" table:formula="of:=[.B15]-[.C16]" table:style-name="ce3">
            <text:p>31</text:p>
          </table:table-cell>
          <table:table-cell office:value-type="float" office:value="0" table:formula="of:=COUNTIF([.F$24:.F$105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31" table:formula="of:=[.B16]-[.C17]" table:style-name="ce3">
            <text:p>31</text:p>
          </table:table-cell>
          <table:table-cell office:value-type="float" office:value="0" table:formula="of:=COUNTIF([.F$24:.F$105];&quot;Finished in Sprint 5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31" table:formula="of:=[.B17]-[.C18]" table:style-name="ce3">
            <text:p>31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ice cream flavo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ntaine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" table:content-validation-name="val9" table:style-name="ce11">
            <text:p>1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topping</text:p>
          </table:table-cell>
          <table:table-cell office:value-type="string" table:style-name="ce19">
            <text:p>Stock and sell better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office:value-type="string" table:content-validation-name="val3" table:style-name="ce16">
            <text:p>In Work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GUI instead of a terminal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2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dialogs to create item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8" table:style-name="ce11">
            <text:p>6</text:p>
          </table:table-cell>
          <table:table-cell office:value-type="float" office:value="2" table:content-validation-name="val9" table:style-name="ce11">
            <text:p>2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2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Create dairy products to sell</text:p>
          </table:table-cell>
          <table:table-cell office:value-type="string" table:style-name="ce19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8" table:style-name="ce11">
            <text:p>7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office:value-type="string" table:content-validation-name="val3" table:style-name="ce16">
            <text:p>Finished in Sprint 2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Show the components of a serving (container, scoops, and toppings) for verification</text:p>
          </table:table-cell>
          <table:table-cell office:value-type="string" table:style-name="ce19">
            <text:p>Ensure my order was taken correctly</text:p>
          </table:table-cell>
          <table:table-cell office:value-type="string" table:style-name="ce19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8" table:style-name="ce11">
            <text:p>8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3" table:content-validation-name="val10" table:style-name="ce11">
            <text:p>3</text:p>
          </table:table-cell>
          <table:table-cell table:content-validation-name="val2" table:style-name="ce16"/>
          <table:table-cell office:value-type="string" table:content-validation-name="val3" table:style-name="ce16">
            <text:p>In Test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server</text:p>
          </table:table-cell>
          <table:table-cell office:value-type="string" table:style-name="ce19">
            <text:p>Staff the emporium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8" table:style-name="ce11">
            <text:p>9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2" table:content-validation-name="val10" table:style-name="ce11">
            <text:p>2</text:p>
          </table:table-cell>
          <table:table-cell table:content-validation-name="val2" table:style-name="ce16"/>
          <table:table-cell office:value-type="string" table:content-validation-name="val3" table:style-name="ce16">
            <text:p>In Test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8" table:style-name="ce11">
            <text:p>10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office:value-type="string" table:content-validation-name="val3" table:style-name="ce16">
            <text:p>In Work</text:p>
          </table:table-cell>
          <table:table-cell office:value-type="string" table:style-name="ce17">
            <text:p>Serv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8" table:style-name="ce11">
            <text:p>11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" table:content-validation-name="val10" table:style-name="ce11">
            <text:p>1</text:p>
          </table:table-cell>
          <table:table-cell table:content-validation-name="val2" table:style-name="ce16"/>
          <table:table-cell office:value-type="string" table:content-validation-name="val3" table:style-name="ce16">
            <text:p>In Work</text:p>
          </table:table-cell>
          <table:table-cell office:value-type="string" table:style-name="ce17">
            <text:p>Custom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This just enables the Customer role to do what the Server can do in defining a serving…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8" table:style-name="ce11">
            <text:p>12</text:p>
          </table:table-cell>
          <table:table-cell office:value-type="float" office:value="3" table:content-validation-name="val9" table:style-name="ce11">
            <text:p>3</text:p>
          </table:table-cell>
          <table:table-cell office:value-type="float" office:value="1" table:content-validation-name="val10" table:style-name="ce11">
            <text:p>1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Custom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...and order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8" table:style-name="ce11">
            <text:p>13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emporium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8" table:style-name="ce11">
            <text:p>14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-&gt; paid, or unfille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8" table:style-name="ce11">
            <text:p>15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8" table:style-name="ce11">
            <text:p>16</text:p>
          </table:table-cell>
          <table:table-cell office:value-type="float" office:value="4" table:content-validation-name="val9" table:style-name="ce11">
            <text:p>4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Load data from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7" table:content-validation-name="val8" table:style-name="ce11">
            <text:p>17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Server</text:p>
          </table:table-cell>
          <table:table-cell office:value-type="string" table:style-name="ce18">
            <text:p>Show the serving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18" table:content-validation-name="val8" table:style-name="ce11">
            <text:p>18</text:p>
          </table:table-cell>
          <table:table-cell office:value-type="float" office:value="5" table:content-validation-name="val9" table:style-name="ce11">
            <text:p>5</text:p>
          </table:table-cell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8" table:style-name="ce11">
            <text:p>19</text:p>
          </table:table-cell>
          <table:table-cell table:content-validation-name="val9" table:style-name="ce11"/>
          <table:table-cell office:value-type="float" office:value="21" table:content-validation-name="val10" table:style-name="ce11">
            <text:p>21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 (container, ice cream flavor, and topping)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8" table:style-name="ce11">
            <text:p>20</text:p>
          </table:table-cell>
          <table:table-cell table:content-validation-name="val9" table:style-name="ce11"/>
          <table:table-cell office:value-type="float" office:value="3" table:content-validation-name="val10" table:style-name="ce11">
            <text:p>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22" table:content-validation-name="val8" table:style-name="ce11">
            <text:p>22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3" table:content-validation-name="val8" table:style-name="ce11">
            <text:p>23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MS</text:p>
          </table:table-cell>
          <table:table-cell office:value-type="float" office:value="24" table:content-validation-name="val8" table:style-name="ce11">
            <text:p>24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Change a server salary</text:p>
          </table:table-cell>
          <table:table-cell office:value-type="string" table:style-name="ce19">
            <text:p>Offer promotions and pay bumps to motivate our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8" table:style-name="ce11">
            <text:p>25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Server</text:p>
          </table:table-cell>
          <table:table-cell office:value-type="string" table:style-name="ce18">
            <text:p>Restock items (ice cream flavor, container, and topping)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6" table:content-validation-name="val8" table:style-name="ce11">
            <text:p>26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8" table:style-name="ce11">
            <text:p>27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8" table:style-name="ce11">
            <text:p>28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n ice cream flavo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8" table:style-name="ce11">
            <text:p>29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containe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8" table:style-name="ce11">
            <text:p>30</text:p>
          </table:table-cell>
          <table:table-cell table:content-validation-name="val9" table:style-name="ce11"/>
          <table:table-cell office:value-type="float" office:value="8" table:content-validation-name="val10" table:style-name="ce11">
            <text:p>8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new topping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31" table:content-validation-name="val8" table:style-name="ce11">
            <text:p>31</text:p>
          </table:table-cell>
          <table:table-cell table:content-validation-name="val9" table:style-name="ce11"/>
          <table:table-cell office:value-type="float" office:value="3" table:content-validation-name="val10" table:style-name="ce11">
            <text:p>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8" table:style-name="ce11">
            <text:p>32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8" table:style-name="ce11">
            <text:p>33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8" table:style-name="ce11">
            <text:p>34</text:p>
          </table:table-cell>
          <table:table-cell table:content-validation-name="val9" table:style-name="ce11"/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35" table:content-validation-name="val8" table:style-name="ce11">
            <text:p>35</text:p>
          </table:table-cell>
          <table:table-cell table:content-validation-name="val9" table:style-name="ce11"/>
          <table:table-cell office:value-type="float" office:value="21" table:content-validation-name="val10" table:style-name="ce11">
            <text:p>21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Retire an item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6" table:content-validation-name="val8" table:style-name="ce11">
            <text:p>36</text:p>
          </table:table-cell>
          <table:table-cell table:content-validation-name="val9" table:style-name="ce11"/>
          <table:table-cell office:value-type="float" office:value="13" table:content-validation-name="val10" table:style-name="ce11">
            <text:p>13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 or restock, but keep in reports)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8" table:style-name="ce11">
            <text:p>37</text:p>
          </table:table-cell>
          <table:table-cell table:content-validation-name="val9" table:style-name="ce11"/>
          <table:table-cell office:value-type="float" office:value="5" table:content-validation-name="val10" table:style-name="ce11">
            <text:p>5</text:p>
          </table:table-cell>
          <table:table-cell table:content-validation-name="val2" table:style-name="ce16"/>
          <table:table-cell table:content-validation-name="val3" table:style-name="ce16"/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tack into service</text:p>
          </table:table-cell>
          <table:table-cell table:style-name="ce19"/>
          <table:table-cell table:number-columns-repeated="16374"/>
        </table:table-row>
        <table:table-row table:number-rows-repeated="4" table:style-name="ro2">
          <table:table-cell table:style-name="ce2"/>
          <table:table-cell table:content-validation-name="val8" table:style-name="ce11"/>
          <table:table-cell table:content-validation-name="val9" table:style-name="ce11"/>
          <table:table-cell table:content-validation-name="val10" table:style-name="ce11"/>
          <table:table-cell table:content-validation-name="val2" table:style-name="ce16"/>
          <table:table-cell table:content-validation-name="val3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5" table:style-name="ro2">
          <table:table-cell/>
          <table:table-cell table:content-validation-name="val8" table:style-name="ce11"/>
          <table:table-cell table:content-validation-name="val9" table:style-name="ce11"/>
          <table:table-cell table:content-validation-name="val10" table:style-name="ce11"/>
          <table:table-cell table:content-validation-name="val2" table:style-name="ce16"/>
          <table:table-cell table:content-validation-name="val3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3-29T00:00:00" table:style-name="ce29">
            <text:p>Mar 2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05T00:00:00" table:formula="of:=[.B2]+7" table:style-name="ce29">
            <text:p>Apr 0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6" table:formula="of:=[.B7]-[.C8]" table:style-name="ce27">
            <text:p>6</text:p>
          </table:table-cell>
          <table:table-cell office:value-type="float" office:value="6" table:formula="of:=COUNTIF([.E$17:.E$995]; &quot;Completed Day 1&quot;)" table:style-name="ce27">
            <text:p>6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2" table:formula="of:=[.B8]-[.C9]" table:style-name="ce27">
            <text:p>2</text:p>
          </table:table-cell>
          <table:table-cell office:value-type="float" office:value="4" table:formula="of:=COUNTIF([.E$17:.E$995]; &quot;Completed Day 2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1" table:formula="of:=COUNTIF([.E$17:.E$995]; &quot;Completed Day 3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1" table:formula="of:=COUNTIF([.E$17:.E$995]; &quot;Completed Day 4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style-name="ce34">
            <text:p>Create scoop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6" table:style-name="ce6">
            <text:p>CC</text:p>
          </table:table-cell>
          <table:table-cell table:content-validation-name="val12" table:style-name="ce22"/>
          <table:table-cell office:value-type="string" table:style-name="ce34">
            <text:p>Create container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style-name="ce34">
            <text:p>Create topping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manager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create_scoop func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items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add_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show 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emporium class<text:s/>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heck to see how to read values of scoop, container class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View class<text:s/></text:p>
          </table:table-cell>
          <table:table-cell office:value-type="string" table:content-validation-name="val14" table:style-name="ce35">
            <text:p>Completed Day 3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Finish<text:s/></text:p>
          </table:table-cell>
          <table:table-cell office:value-type="string" table:content-validation-name="val14" table:style-name="ce35">
            <text:p>Completed Day 4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style-name="ce1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05T00:00:00" table:formula="of:=[Sprint_01_Backlog.B3]" table:style-name="ce29">
            <text:p>Apr 05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2T00:00:00" table:formula="of:=[.B2]+7" table:style-name="ce29">
            <text:p>Apr 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4" table:formula="of:=COUNTA([.D17:.D995])" table:style-name="ce27">
            <text:p>1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0" table:formula="of:=[.B7]-[.C8]" table:style-name="ce27">
            <text:p>10</text:p>
          </table:table-cell>
          <table:table-cell office:value-type="float" office:value="4" table:formula="of:=COUNTIF([.E$17:.E$995]; &quot;Completed Day 1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7" table:formula="of:=[.B8]-[.C9]" table:style-name="ce27">
            <text:p>7</text:p>
          </table:table-cell>
          <table:table-cell office:value-type="float" office:value="3" table:formula="of:=COUNTIF([.E$17:.E$995]; &quot;Completed Day 2&quot;)" table:style-name="ce27">
            <text:p>3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5" table:formula="of:=[.B9]-[.C10]" table:style-name="ce27">
            <text:p>5</text:p>
          </table:table-cell>
          <table:table-cell office:value-type="float" office:value="2" table:formula="of:=COUNTIF([.E$17:.E$995]; &quot;Completed Day 3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5" table:formula="of:=COUNTIF([.E$17:.E$995]; &quot;Completed Day 4&quot;)" table:style-name="ce27">
            <text:p>5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style-name="ce36">
            <text:p>create main_window class in umbrello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h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cpp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enu bar for app.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File-dropdown menu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Exit in File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Create functions for design</text:p>
          </table:table-cell>
          <table:table-cell office:value-type="string" table:content-validation-name="val21" table:style-name="ce35">
            <text:p>Completed Day 2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Show dialog item function in view.h</text:p>
          </table:table-cell>
          <table:table-cell office:value-type="string" table:content-validation-name="val21" table:style-name="ce35">
            <text:p>Completed Day 3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office:value-type="string" table:content-validation-name="val18" table:style-name="ce6">
            <text:p>IGUI</text:p>
          </table:table-cell>
          <table:table-cell table:content-validation-name="val19" table:style-name="ce22"/>
          <table:table-cell office:value-type="string" table:content-validation-name="val20" table:style-name="ce6">
            <text:p>Connect function call from Creat-&gt;Item button</text:p>
          </table:table-cell>
          <table:table-cell office:value-type="string" table:content-validation-name="val21" table:style-name="ce35">
            <text:p>Completed Day 3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serving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order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state class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dialog for create serving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office:value-type="string" table:content-validation-name="val18" table:style-name="ce6">
            <text:p>CS</text:p>
          </table:table-cell>
          <table:table-cell table:content-validation-name="val19" table:style-name="ce22"/>
          <table:table-cell office:value-type="string" table:content-validation-name="val20" table:style-name="ce6">
            <text:p>CreAte user interface skeleton</text:p>
          </table:table-cell>
          <table:table-cell office:value-type="string" table:content-validation-name="val21" table:style-name="ce35">
            <text:p>Completed Day 4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2T00:00:00" table:formula="of:=[Sprint_02_Backlog.B3]" table:style-name="ce29">
            <text:p>Apr 12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9T00:00:00" table:formula="of:=[.B2]+7" table:style-name="ce29">
            <text:p>Apr 19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2" table:formula="of:=[.B7]-[.C8]" table:style-name="ce27">
            <text:p>12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2" table:formula="of:=[.B8]-[.C9]" table:style-name="ce27">
            <text:p>12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5" table:formula="of:=[.B9]-[.C10]" table:style-name="ce27">
            <text:p>5</text:p>
          </table:table-cell>
          <table:table-cell office:value-type="float" office:value="7" table:formula="of:=COUNTIF([.E$17:.E$995]; &quot;Completed Day 3&quot;)" table:style-name="ce27">
            <text:p>7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5" table:formula="of:=[.B10]-[.C11]" table:style-name="ce27">
            <text:p>5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5" table:formula="of:=[.B11]-[.C12]" table:style-name="ce27">
            <text:p>5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5" table:formula="of:=[.B12]-[.C13]" table:style-name="ce27">
            <text:p>5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5" table:formula="of:=[.B13]-[.C14]" table:style-name="ce27">
            <text:p>5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36">
            <text:p>Need to design a tool bar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Design all sensitive for each pers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edit main_win.cpp for each pers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dialog to choose person to control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6">
            <text:p>Modify add order button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table:style-name="ce1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add vector&lt;string&gt; to_strings in order class<text:s/>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add vector&lt;string&gt; order_to_strings(int index) in emporium class<text:s/></text:p>
          </table:table-cell>
          <table:table-cell office:value-type="string" table:content-validation-name="val26" table:style-name="ce35">
            <text:p>Completed Day 3</text:p>
          </table:table-cell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tree view class in main_window class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create button for showing servings of an order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implement tree view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style-name="ce6">
            <text:p>update everything to fit with tree view in main_window.cpp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office:value-type="string" table:content-validation-name="val24" table:style-name="ce6">
            <text:p>CO</text:p>
          </table:table-cell>
          <table:table-cell table:content-validation-name="val25" table:style-name="ce22"/>
          <table:table-cell office:value-type="string" table:content-validation-name="val28" table:style-name="ce6">
            <text:p>Implement updaterow () on_click for showing servings of an order</text:p>
          </table:table-cell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8" table:style-name="ce6"/>
          <table:table-cell table:content-validation-name="val26" table:style-name="ce35"/>
          <table:table-cell table:content-validation-name="val27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9T00:00:00" table:formula="of:=[Sprint_03_Backlog.B3]" table:style-name="ce29">
            <text:p>Apr 1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26T00:00:00" table:formula="of:=[.B2]+7" table:style-name="ce29">
            <text:p>Apr 2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5" table:formula="of:=[Sprint_04_Backlog.B1]+1" table:style-name="ce27">
            <text:p>5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26T00:00:00" table:formula="of:=[Sprint_04_Backlog.B3]" table:style-name="ce29">
            <text:p>Apr 2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5-03T00:00:00" table:formula="of:=[.B2]+7" table:style-name="ce29">
            <text:p>May 0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guyen, Duy T</dc:creator>
    <meta:creation-date>2016-03-21T22:16:37Z</meta:creation-date>
    <dc:date>2018-04-18T00:57:10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